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Frutiger LT Std 45 Light1" svg:font-family="'Frutiger LT Std 45 Light'" style:font-adornments="Bold" style:font-pitch="variable"/>
    <style:font-face style:name="Frutiger LT Std 45 Light" svg:font-family="'Frutiger LT Std 45 Light'" style:font-adornments="Bold Italic" style:font-pitch="variable"/>
    <style:font-face style:name="Adobe Garamond Pro" svg:font-family="'Adobe Garamond Pr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OrgBulletedList"/>
    <style:style style:name="P3" style:family="paragraph" style:parent-style-name="Text_20_body" style:list-style-name="OrgBulletedList">
      <style:paragraph-properties fo:margin-left="1.316cm" fo:margin-right="1.39cm" fo:text-indent="0cm" style:auto-text-indent="false"/>
      <style:text-properties fo:font-style="italic" style:font-style-asian="italic" style:font-style-complex="italic"/>
    </style:style>
    <style:style style:name="T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 text:display-outline-level="0" text:name="Listing"/>
      </text:sequence-decls>
      <text:p text:style-name="OrgTitle">Docentansökan</text:p>
      <text:p text:style-name="OrgSubtitle"/>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Contents</text:a></text:p>
          <text:p text:style-name="Contents_20_2"><text:a xlink:type="simple" xlink:href="#sec-1-1">1.1. Music</text:a></text:p>
          <text:p text:style-name="Contents_20_3"><text:a xlink:type="simple" xlink:href="#sec-1-1-1">1.1.1. Main</text:a></text:p>
          <text:p text:style-name="Contents_20_3"><text:a xlink:type="simple" xlink:href="#sec-1-1-2">1.1.2. Other</text:a></text:p>
          <text:p text:style-name="Contents_20_2"><text:a xlink:type="simple" xlink:href="#sec-1-2">1.2. Articles</text:a></text:p>
          <text:p text:style-name="Contents_20_3"><text:a xlink:type="simple" xlink:href="#sec-1-2-1">1.2.1. Main</text:a></text:p>
          <text:p text:style-name="Contents_20_3"><text:a xlink:type="simple" xlink:href="#sec-1-2-2">1.2.2. Other</text:a></text:p>
          <text:p text:style-name="Contents_20_2"><text:a xlink:type="simple" xlink:href="#sec-1-3">1.3. Kappa</text:a></text:p>
        </text:index-body>
      </text:table-of-content>
      <text:h text:style-name="Heading_20_1" text:outline-level="1"><text:bookmark-start text:name="OrgXref.sec-1"/><text:bookmark text:name="sec-1"/>Contents<text:bookmark-end text:name="OrgXref.sec-1"/></text:h>
      <text:h text:style-name="Heading_20_2" text:outline-level="2"><text:bookmark-start text:name="OrgXref.sec-1-1"/><text:bookmark text:name="sec-1-1"/>Music<text:bookmark-end text:name="OrgXref.sec-1-1"/></text:h>
      <text:h text:style-name="Heading_20_3" text:outline-level="3"><text:bookmark-start text:name="OrgXref.sec-1-1-1"/><text:bookmark text:name="sec-1-1-1"/>Main<text:bookmark-end text:name="OrgXref.sec-1-1-1"/></text:h>
      <text:list xml:id="list422755821" text:style-name="OrgBulletedList">
        <text:list-item>
          <text:p text:style-name="P2"><text:bookmark-start text:name="OrgXref.sec-1-1-1-1"/><text:bookmark text:name="sec-1-1-1-1"/><text:span text:style-name="Bold">The Six Tones and friends: Signal in Noise (2010/2013)</text:span><text:bookmark-end text:name="OrgXref.sec-1-1-1-1"/> This double CD was recorded at a point when The Six Tones had begun opening up towards the many subcultures of experimental and electronic music on the scene in Hanoi. Initially, the group was focussed specifically on the encounter between the traditional Vietnamese music that Ngô Trà My (who plays đàn bầu) and Nguyễn Thanh Thủy (who plays đàn tranh) represented and the Western experimental and composed musics that Henrik Frisk and Stefan Östersjö were associated with. From this point of departure, the group became more and more a venue for destabilizing our identities as performers. This instability has urged a different kind of listening, a tuning in to the noise of an unknown music. The essence of our aims with the group is to create music that builds on the tension between our distinct traditions but in order to achieve a more in depth understanding of these interrelations, many years of mutual learning have been called for. </text:p>
        </text:list-item>
      </text:list>
      <text:list xml:id="list1707994002" text:style-name="OrgBulletedList">
        <text:list-item>
          <text:p text:style-name="P2"><text:bookmark-start text:name="OrgXref.sec-1-1-1-2"/><text:bookmark text:name="sec-1-1-1-2"/><text:span text:style-name="Bold">The transparent I</text:span> (2011)<text:bookmark-end text:name="OrgXref.sec-1-1-1-2"/> The title alludes to the objectivist standpoint where the self is observing rather than projecting itself. The american writer Henry David Thoreau is a representative for a nondual view of man and nature, Thoreau is merelely the medium, not the subject. I have long been interested in the idea of the self as something that easily gets in the way. Improvisation, the way I look at it, is a method where the self can destroy the potential openness of a situation. A self that projects itself is a self that may attempt to control a situation whose life depend on its relative freedom. When composing for an ensemble allowing for improvisation is particularly dificult as the balance between instructions and creative freedom needs to be carefully negotiated. As romantic as it may be, the following quote from Thoreau's Walden speaks of this continuum from familiar to distant: </text:p>
          <text:p text:style-name="P3">I become a transparent eye-ball; I am nothing; I see all; the currents of the Universal Being circulate through me; I am part or particle of God. The name of the nearest friend sounds then foreign and accidental: to be brothers, to be acquaintances, master or servant, is then a trifle and a disturbance. I am the lover of uncontained and immortal beauty.</text:p>
        </text:list-item>
      </text:list>
      <text:list xml:id="list700011938" text:style-name="OrgBulletedList">
        <text:list-item>
          <text:p text:style-name="P2"><text:bookmark-start text:name="OrgXref.sec-1-1-1-3"/><text:bookmark text:name="sec-1-1-1-3"/><text:soft-page-break/><text:span text:style-name="Bold">The Continuous Breach</text:span> (2010)<text:bookmark-end text:name="OrgXref.sec-1-1-1-3"/> The word breach in the ambiguous title refers to a multiplicity of ideas regarding man and technology. It refers to the breach, the non-continuity, between 0 and 1 within the binary system of our machines (specifically in the machine used to perform the computer part in this piece) as well as the non-continuity between man and machine, or rather, between musician and laptop. This relation is dual by nature: There is a breach between the laptop and its operator as well as between the two as a unit and the rest of the ensemble. This is true audibly because the sounds produced electronically are destined to differ in quality from those produced acoustically. But it is also true conceptually as the relation between the laptop musician and the computer, the interface through which he interacts with the binary universe of the computer, is to say the least, crude in comparison to that of the violinist or the saxophonist of the ensemble. This breach, or discontinuity, has (almost) always been of great interest to me. The first part of the title, continuous, is both the antinode of the breach and its source of inspiration. Anything wishes to be continuous does so because somewhere there is a breach to be overcome. But here it also refers (probably linguistically incorrect though) to how the breach, in its wanting to be a discontinuity, becomes a continuous breach. The breach, as defined as a discontinuity in space, is a conceptual continuity in time. These are thoughts that emerged during my writing of the piece and they were part of my thinking before I started working. My (obsessive) fascination for the impossibility to truthfully represent a continuous process with a binary machine is a source of inspiration in this music as well as in most of my work. </text:p>
        </text:list-item>
      </text:list>
      <text:list xml:id="list1043953473" text:style-name="OrgBulletedList">
        <text:list-item>
          <text:p text:style-name="P2"><text:bookmark-start text:name="OrgXref.sec-1-1-1-4"/><text:bookmark text:name="sec-1-1-1-4"/><text:span text:style-name="T1">The Field of Improvisation</text:span> (2009)<text:bookmark-end text:name="OrgXref.sec-1-1-1-4"/> The Field of Musical improvisation is an interactive essay for which I have mainly contributed the sound. The other collaborators are Marcel Cobussen and Bart Weijland </text:p>
          <text:p text:style-name="P2">In the essay we present the first contours and coordinates of a theory dealing with the field of musical improvisation (FMI). This theory may offer insight into the complexities of the production, interaction, and reception of improvised music. The point of departure is the idea that the FMI can be regarded as a complex system, a network culture. Understanding the FMI means gaining a clear insight into the collective behavior of its agents, behavior that is not predictable in terms of the dynamics of its component parts. The FMI theory especially wants to take into account the dynamic, interactive, and emergent qualities of performance as well as the historical, cultural, and societal contingencies of musicians, audience, and others belonging to the music world. </text:p>
        </text:list-item>
      </text:list>
      <text:list xml:id="list643354494" text:style-name="OrgBulletedList">
        <text:list-item>
          <text:p text:style-name="P2"><text:bookmark-start text:name="OrgXref.sec-1-1-1-5"/><text:bookmark text:name="sec-1-1-1-5"/>T<text:span text:style-name="T1">he Mystic Writing Pad - Trembling Aeroplanes</text:span> (2010/2011)<text:bookmark-end text:name="OrgXref.sec-1-1-1-5"/> This piece is an improvisation based on the structure of the American composer Harry Partch's 43-tone Just Intonation scale; a division of the octave in 43 unequal steps. The 43 notes of the scale have been distributed among the five instruments, and it is only together that they can explore the full potential of the scale. The collaborative aspect of this piece is further explored by itsmeta-instruments: instruments that are hidden under the surface and forwhich the players need to join forces in order to control. The title, TheMysticWriting Pad, refers to Freud's 1924 paper in which he lays out a hypothesis about the inner functionality of human perception. Thoughmuch can be said about his hypothesis (andmuch has been said about it, not the least by French philosopher Jacques Derrida)my reasons for choosing this title ismuchmore practical andmetaphorical. The functionality of the technology upon which Switched-On relies can often be verymystical, but the easewith which it can be used to register the phrases played by themusicians is truly akin to a writing pad: great at quickly taking notes (in two senses of theword), but terrible atmaking thoroughly thought through statements. </text:p>
        </text:list-item>
      </text:list>
      <text:list xml:id="list137547786" text:style-name="OrgBulletedList">
        <text:list-item>
          <text:p text:style-name="P2"><text:bookmark-start text:name="OrgXref.sec-1-1-1-6"/><text:bookmark text:name="sec-1-1-1-6"/><text:span text:style-name="T1">Il se tourna</text:span> (2013)<text:bookmark-end text:name="OrgXref.sec-1-1-1-6"/> A audio/visual collaboration with Anders Elberling emmanating from an <text:soft-page-break/>idea I had almost ten years ago. The piece is two fold: </text:p>
          <text:list>
            <text:list-item>
              <text:p text:style-name="P2">A standalone audio/visual, fixed media piece based on the orpheus myth. It is a commentary to a composition for guitar solo by Rolf Riehm, <text:span text:style-name="Emphasis">Toccata Orpheus</text:span> and intended a part of the multimedia performance Go to Hell (2013). </text:p>
            </text:list-item>
            <text:list-item>
              <text:p text:style-name="P2">A audio/visual installation for the multimedia performance Go to Hell. </text:p>
              <text:p text:style-name="P2">Conceptually, the piece takes it's departure in a deconstruction of the sociologically and religiously oriented aspects of how the orpheus myth has developed over the century asking questions about the meaning of punishment, åtrå and greed. The video wishes to allow for multiple paralell interpretations of the impact of Orpheus turning around before Eurudice has exited the ports of hell. The is the second large scale installation Anders Elberling and myself are doing and we have developed a methodology that neglects the distribution of roles (me being a musician/composer and Elberling the video artist). Instead we start by discussing and dissecting the raw material, sometimes for months, before we start working on the content. </text:p>
            </text:list-item>
          </text:list>
        </text:list-item>
      </text:list>
      <text:list xml:id="list931964903" text:style-name="OrgBulletedList">
        <text:list-item>
          <text:p text:style-name="P2"><text:bookmark-start text:name="OrgXref.sec-1-1-1-7"/><text:bookmark text:name="sec-1-1-1-7"/><text:span text:style-name="Bold">Better Life</text:span> (2011)<text:bookmark-end text:name="OrgXref.sec-1-1-1-7"/> With its urgent experimental narrative and exquisite imagery, Better Life is a film with immediate appeal. Thematically, it has many links to our own artistic practice, but our first contact with the film raised several questions concerning the form for our collaboration with Isaac Julien. Firstly: isn’t this a completed work? Where is the scope for new music to change or complement the perspective for this elegantly formulated totality? And how could the ambient sounds, the voice-over text and existing music soundtrack be incorporated in our adaptation? In contrast to the notion of a fixed work, defined by one solitary (usually male) originator – a concept that is linked in western art music to the score’s authoritarian definition of the work’s identity – music, as a socially defined phenomenon, can be a platform where we create shared, common cultural meanings. The various levels at which we create, interpret and share the experience of musical “works” forms the basis for an understanding of what Umberto Eco calls a “work in movement”. Perhaps the most important change that has taken place in this new understanding of the musical work is the shift in focus from the score and the fixed work to the encounter with a diversity of listeners. </text:p>
        </text:list-item>
      </text:list>
      <text:list xml:id="list1794616923" text:style-name="OrgBulletedList">
        <text:list-item>
          <text:p text:style-name="P2"><text:bookmark-start text:name="OrgXref.sec-1-1-1-8"/><text:bookmark text:name="sec-1-1-1-8"/><text:span text:style-name="Bold">Ensemble Midtvest: Comptess Lola</text:span> (2011)<text:bookmark-end text:name="OrgXref.sec-1-1-1-8"/> A comission from the Danish chamber group Ensemble Midt Vest and the <text:a xlink:type="simple" xlink:href="http://www.emv.dk/om-ensemblet/norre-vosborg-kammermusikfestival/331-2/">Nørre Vosborg Kammermusikfestival</text:a> ``Musikkens øje-blik'' is an improvisation for chamber group, laptop and live electronics and video. The piece uses an interactive, image based score to navigate in a narrative landscape exploring concepts such as transgression, exile and outcast. The home for the festival, the manor Nørre Vosborg was home to the widow of the Danish king Fredrik VII who had never been accepted by the royal aristrocacy. As a large group, multi-media improvisation with an image based score this work is a valid context to further explore ideas of openness and distribution. </text:p>
        </text:list-item>
      </text:list>
      <text:h text:style-name="Heading_20_3" text:outline-level="3"><text:bookmark-start text:name="OrgXref.sec-1-1-2"/><text:bookmark text:name="sec-1-1-2"/>Other<text:bookmark-end text:name="OrgXref.sec-1-1-2"/></text:h>
      <text:list xml:id="list577532519" text:style-name="OrgBulletedList">
        <text:list-item>
          <text:p text:style-name="P2"><text:bookmark-start text:name="OrgXref.sec-1-1-2-1"/><text:bookmark text:name="sec-1-1-2-1"/>Concerts with lim<text:bookmark-end text:name="OrgXref.sec-1-1-2-1"/> </text:p>
        </text:list-item>
      </text:list>
      <text:list xml:id="list1969175813" text:style-name="OrgBulletedList">
        <text:list-item>
          <text:p text:style-name="P2"><text:bookmark-start text:name="OrgXref.sec-1-1-2-2"/><text:bookmark text:name="sec-1-1-2-2"/>Solo concerts<text:bookmark-end text:name="OrgXref.sec-1-1-2-2"/> </text:p>
        </text:list-item>
      </text:list>
      <text:list xml:id="list926134947" text:style-name="OrgBulletedList">
        <text:list-item>
          <text:p text:style-name="P2"><text:bookmark-start text:name="OrgXref.sec-1-1-2-3"/><text:bookmark text:name="sec-1-1-2-3"/>Sucktion<text:bookmark-end text:name="OrgXref.sec-1-1-2-3"/> </text:p>
        </text:list-item>
      </text:list>
      <text:list xml:id="list447310546" text:style-name="OrgBulletedList">
        <text:list-item>
          <text:p text:style-name="P2"><text:bookmark-start text:name="OrgXref.sec-1-1-2-4"/><text:bookmark text:name="sec-1-1-2-4"/>Månens gråa ögon<text:bookmark-end text:name="OrgXref.sec-1-1-2-4"/> </text:p>
        </text:list-item>
      </text:list>
      <text:h text:style-name="Heading_20_2" text:outline-level="2"><text:bookmark-start text:name="OrgXref.sec-1-2"/><text:bookmark text:name="sec-1-2"/><text:soft-page-break/>Articles<text:bookmark-end text:name="OrgXref.sec-1-2"/></text:h>
      <text:h text:style-name="Heading_20_3" text:outline-level="3"><text:bookmark-start text:name="OrgXref.sec-1-2-1"/><text:bookmark text:name="sec-1-2-1"/>Main<text:bookmark-end text:name="OrgXref.sec-1-2-1"/></text:h>
      <text:list xml:id="list1614311895" text:style-name="OrgBulletedList">
        <text:list-item>
          <text:p text:style-name="P2"><text:bookmark-start text:name="OrgXref.sec-1-2-1-1"/><text:bookmark text:name="sec-1-2-1-1"/><text:span text:style-name="Bold">Beyond validity: claiming the legacy of the artist-researcher</text:span><text:bookmark-end text:name="OrgXref.sec-1-2-1-1"/> In this paper we argue that it is essential for artistic research to develop an epistemology and methodology that is responsive to modern society’s demands to move towards a decolonized and ethically grounded paradigm. The positivist belief in a value-free, ‘objective’ science has already been decisively countered by a subjectivist turn. In this context, the artistic researcher can be a vanguard representative of an autoethnographic and politically aware counter-reaction in which the space for subjectivity in research in general is expanded – an expansion that goes 'beyond validity'. Rather than being understood as a non-academic and independent research discipline, we claim that artistic research is situated in a space principally defined by four non-conformal fields of gravitation: the subjective, the academic, the experimental, and the field of the art world. The complexity of this picture should not prevent the development of frames and methods for artistic researchers to use or depart from, while still maintaining an experimental perspective. Drawing on theoretical currents in the social sciences and cultural studies as well as method development in the artistic research field, our argument builds on the conviction that artistic practices have always constituted a source of dissemination of particular kinds of knowledge. These non-discursive forms of transmission of knowledge constitute a foundation for artistic research. </text:p>
        </text:list-item>
      </text:list>
      <text:list xml:id="list290352840" text:style-name="OrgBulletedList">
        <text:list-item>
          <text:p text:style-name="P2"><text:bookmark-start text:name="OrgXref.sec-1-2-1-2"/><text:bookmark text:name="sec-1-2-1-2"/><text:span text:style-name="Bold">Improvisation, Interaction and the Self</text:span><text:bookmark-end text:name="OrgXref.sec-1-2-1-2"/> <text:s/>To listen to the other. The phrase raises an incalculable number of issues. One of the central topics in teaching improvisation is to learn how to listen to those with whom one plays, but in my experience the most difficult task to listen to the self. The point of listening to the other in performance is not completely to give up the self, nor is it to become the other, but to attune to, or find resonance with the other. It is in the interaction between two or more musicians the open and unbound improvisation is unfolding, in the space between adjusting to the other, and listening to the self. In this paper, I will use my artistic practice in the Swedish-Vietnamese group The Six Tones as a context for approaching some of these questions concerning self and other by means of three concepts, each of which have a profound influence on the self: freedom, habit and individuality. Though these concepts are very broad and deep, they will be tackled in a relatively limited and practical context. </text:p>
        </text:list-item>
      </text:list>
      <text:list xml:id="list736065669" text:style-name="OrgBulletedList">
        <text:list-item>
          <text:p text:style-name="P2"><text:bookmark-start text:name="OrgXref.sec-1-2-1-3"/><text:bookmark text:name="sec-1-2-1-3"/><text:span text:style-name="Bold">Repetition, Resonance and Discernment</text:span><text:bookmark-end text:name="OrgXref.sec-1-2-1-3"/> Musical performance is an artistic manifestation consisting of action, or, being 'enacted' by the artist. At the same time, the artist is in a ‘discerning’, perceiving situation, a situation of ‘resonance’. However, the potential of both discernment and action is dependent upon the performer’s entire artistic background which is the result of a patient acquisition of artistic skills and knowledge, and upon the cultural tools at hand. The moment of kairos, the opportune time at which these processes come together joining the intuitive knowing and the individual skills of the performer to the clearest light is the focus of this second article. We will in the present text look at several instances in the production and performances of a composition by the Swedish composer Henrik Frisk titled Repetition Repeats all other Repetitions. Particular emphasis will be put on video material from CD-recording sessions that took place with the guitarist Stefan Östersjö at the Electronic Music Studios (EMS) in Stockholm in January 2011. </text:p>
        </text:list-item>
      </text:list>
      <text:list xml:id="list1408621936" text:style-name="OrgBulletedList">
        <text:list-item>
          <text:p text:style-name="P2"><text:bookmark-start text:name="OrgXref.sec-1-2-1-4"/><text:bookmark text:name="sec-1-2-1-4"/><text:span text:style-name="Bold">The (un)necessary Self</text:span><text:bookmark-end text:name="OrgXref.sec-1-2-1-4"/> The focus of this essay revolves around the understanding of the self in improvisation and interaction in the context of an artistic musical practice. The ambition is to further understand the meaning and impact of the self in this practice. The key agents are <text:soft-page-break/>freedom, identity and originality. The background, and in a sense also the foreground, of these thoughts is to be found in my artistic practice, exemplified by three recollections of experiences from my work. My background in jazz and free improvised music and my otherwise fairly diverse artistic practice, including composition, electronic and interactive music and sound art, has obviously shaped my understanding of the work I do. My principle artistic and aesthetic interests are questions pertaining to open contribution and the fields discussed in this paper, such as freedom, interaction and self. </text:p>
        </text:list-item>
      </text:list>
      <text:list xml:id="list707883597" text:style-name="OrgBulletedList">
        <text:list-item>
          <text:p text:style-name="P2"><text:bookmark-start text:name="OrgXref.sec-1-2-1-5"/><text:bookmark text:name="sec-1-2-1-5"/><text:span text:style-name="Bold">(Re)thinking Improvisation: From Individual to Political Listening</text:span><text:bookmark-end text:name="OrgXref.sec-1-2-1-5"/> When we designed the International Sessions on Artistic Research and the accompanying festival under the same title as the research project, (re)thinking improvisation, we imagined the event to be a venue for summing up and bringing together various conceptual approaches to improvisation. The aim of the three year research project had been to examine three primary aspects that we found to be inextricably bound up with improvisation, yet often not or only implicitly included in its study and description: (a) Interaction (b) Attentive listening (c) Musical freedom. By interaction we intended the social nature of performing as well as the ways in which cultural tools such as musical instruments and other artifacts function as agents in the musical discourse. Attentive listening could be understood as a somewhat Adornian conception of active and informed musical hearing. In what ways does the performing musicians’ active listening inform the ways in which an improvisation unfolds? </text:p>
        </text:list-item>
      </text:list>
      <text:list xml:id="list198940172" text:style-name="OrgBulletedList">
        <text:list-item>
          <text:p text:style-name="P2"><text:bookmark-start text:name="OrgXref.sec-1-2-1-6"/><text:bookmark text:name="sec-1-2-1-6"/><text:span text:style-name="Bold">Time and Interaction: Research through non-visual arts and media</text:span><text:bookmark-end text:name="OrgXref.sec-1-2-1-6"/> This chapter discusses the challenges related to arts based research in and through time-based artistic expressions. Even though many of the examples referenced in this chapter belong to the field of musical practice, the issues and challenges they intend to highlight are obviously common to several other real-time scenic and performing art forms. Even art expressions that are not easily associated with the real-time processes of music (e.g. painting, directing, design, etc. as well as hybrid forms converging artistic and technological thinking such as computer-game design and design of multi-user interactive environments), may in fact prove to have much in common with the time-based art forms. </text:p>
        </text:list-item>
      </text:list>
      <text:h text:style-name="Heading_20_3" text:outline-level="3"><text:bookmark-start text:name="OrgXref.sec-1-2-2"/><text:bookmark text:name="sec-1-2-2"/>Other<text:bookmark-end text:name="OrgXref.sec-1-2-2"/></text:h>
      <text:list xml:id="list1961645845" text:style-name="OrgBulletedList">
        <text:list-item>
          <text:p text:style-name="P2"><text:bookmark-start text:name="OrgXref.sec-1-2-2-1"/><text:bookmark text:name="sec-1-2-2-1"/>Review of dissertation: Kim Hedås<text:bookmark-end text:name="OrgXref.sec-1-2-2-1"/> </text:p>
        </text:list-item>
      </text:list>
      <text:list xml:id="list1071497944" text:style-name="OrgBulletedList">
        <text:list-item>
          <text:p text:style-name="P2"><text:bookmark-start text:name="OrgXref.sec-1-2-2-2"/><text:bookmark text:name="sec-1-2-2-2"/>Review of dissertation: Harald Stenström<text:bookmark-end text:name="OrgXref.sec-1-2-2-2"/> </text:p>
        </text:list-item>
      </text:list>
      <text:list xml:id="list1874294486" text:style-name="OrgBulletedList">
        <text:list-item>
          <text:p text:style-name="P2"><text:bookmark-start text:name="OrgXref.sec-1-2-2-3"/><text:bookmark text:name="sec-1-2-2-3"/>The Field of Musical Improviasation<text:bookmark-end text:name="OrgXref.sec-1-2-2-3"/> </text:p>
        </text:list-item>
      </text:list>
      <text:list xml:id="list1836021779" text:style-name="OrgBulletedList">
        <text:list-item>
          <text:p text:style-name="P2"><text:bookmark-start text:name="OrgXref.sec-1-2-2-4"/><text:bookmark text:name="sec-1-2-2-4"/>Improvisation, computers and primary process<text:bookmark-end text:name="OrgXref.sec-1-2-2-4"/> </text:p>
        </text:list-item>
      </text:list>
      <text:list xml:id="list684245683" text:style-name="OrgBulletedList">
        <text:list-item>
          <text:p text:style-name="P2"><text:bookmark-start text:name="OrgXref.sec-1-2-2-5"/><text:bookmark text:name="sec-1-2-2-5"/>An object oriented model for the representation of temporal data in the Integra framework<text:bookmark-end text:name="OrgXref.sec-1-2-2-5"/> </text:p>
        </text:list-item>
      </text:list>
      <text:list xml:id="list200994269" text:style-name="OrgBulletedList">
        <text:list-item>
          <text:p text:style-name="P2"><text:bookmark-start text:name="OrgXref.sec-1-2-2-6"/><text:bookmark text:name="sec-1-2-2-6"/>The Integra Framework for rapid modular audio application development<text:bookmark-end text:name="OrgXref.sec-1-2-2-6"/> <text:bookmark-start text:name="OrgXref.sec-1-3"/><text:bookmark-end text:name="OrgXref.sec-1-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Frutiger LT Std 45 Light1" svg:font-family="'Frutiger LT Std 45 Light'" style:font-adornments="Bold" style:font-pitch="variable"/>
    <style:font-face style:name="Frutiger LT Std 45 Light" svg:font-family="'Frutiger LT Std 45 Light'" style:font-adornments="Bold Italic" style:font-pitch="variable"/>
    <style:font-face style:name="Adobe Garamond Pro" svg:font-family="'Adobe Garamond Pr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Adobe Garamond Pr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Frutiger LT Std 45 Light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Frutiger LT Std 45 Light"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Frutiger LT Std 45 Light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cm" fo:margin-bottom="0cm"/>
      <style:text-properties style:font-name="Frutiger LT Std 45 Light1" fo:font-size="24pt"/>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utiger LT Std 45 Light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dobe Garamond Pro"/>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018cm solid #000000" style:shadow="none">
        <style:background-image/>
      </style:paragraph-properties>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SrcBlockLastLine" style:family="paragraph">
      <style:paragraph-properties fo:margin-top="0cm" fo:margin-bottom="0.21cm"/>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svg:x="0cm" svg:y="0cm" fo:margin-top="0cm" fo:margin-bottom="0cm" style:vertical-pos="middle" style:vertical-rel="paragraph-content" style:horizontal-pos="from-left" style:horizontal-rel="paragraph-content"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009cm solid #000000" style:shadow="none">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5</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5</text:page-number></text:p>
      </style:footer>
    </style:master-page>
    <style:master-page style:name="OrgFirstPage" style:page-layout-name="Mpm4" style:next-style-name="OrgPage">
      <style:footer>
        <text:p text:style-name="MP1"><text:page-number text:select-page="current">5</text:page-number></text:p>
      </style:footer>
    </style:master-page>
    <style:master-page style:name="OrgPage"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Henrik Frisk</dc:creator>
    <meta:initial-creator>Henrik Frisk</meta:initial-creator>
    <dc:date>2013-12-18T08:41:34</dc:date>
    <meta:creation-date>2013-12-18T08:37:14+01:00</meta:creation-date>
    <meta:generator>OpenOffice.org/3.1$Unix OpenOffice.org_project/310m19$Build-9420</meta:generator>
    <meta:keyword/>
    <dc:subject/>
    <dc:title>docent</dc:title>
    <meta:document-statistic meta:table-count="0" meta:image-count="0" meta:object-count="0" meta:page-count="5" meta:paragraph-count="50" meta:word-count="2652" meta:character-count="16410"/>
    <meta:editing-duration>PT00H04M11S</meta:editing-duration>
    <meta:editing-cycles>1</meta:editing-cycles>
  </office:meta>
</office:document-meta>
</file>